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11a0" officeooo:paragraph-rsid="000e11a0"/>
    </style:style>
    <style:style style:name="P2" style:family="paragraph" style:parent-style-name="Standard">
      <style:text-properties officeooo:rsid="0016e482" officeooo:paragraph-rsid="0016e482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officeooo:rsid="0019c780" officeooo:paragraph-rsid="0019c780"/>
    </style:style>
    <style:style style:name="P5" style:family="paragraph" style:parent-style-name="Standard">
      <style:text-properties fo:color="#000000" officeooo:paragraph-rsid="0019c780"/>
    </style:style>
    <style:style style:name="P6" style:family="paragraph" style:parent-style-name="Standard">
      <style:text-properties fo:color="#000000" officeooo:rsid="001f52d2" officeooo:paragraph-rsid="001f52d2"/>
    </style:style>
    <style:style style:name="P7" style:family="paragraph" style:parent-style-name="Standard">
      <style:text-properties fo:color="#000000" officeooo:rsid="002227be" officeooo:paragraph-rsid="002227be"/>
    </style:style>
    <style:style style:name="P8" style:family="paragraph" style:parent-style-name="Standard">
      <style:text-properties fo:color="#000000" officeooo:rsid="002653d9" officeooo:paragraph-rsid="002653d9"/>
    </style:style>
    <style:style style:name="P9" style:family="paragraph" style:parent-style-name="Standard">
      <style:text-properties fo:color="#000000" officeooo:rsid="002653d9" officeooo:paragraph-rsid="0029092d"/>
    </style:style>
    <style:style style:name="P10" style:family="paragraph" style:parent-style-name="Standard">
      <style:text-properties fo:color="#000000" officeooo:rsid="0026d3a7" officeooo:paragraph-rsid="0026d3a7"/>
    </style:style>
    <style:style style:name="P11" style:family="paragraph" style:parent-style-name="Standard">
      <style:text-properties fo:color="#000000" officeooo:rsid="0029092d" officeooo:paragraph-rsid="0029092d"/>
    </style:style>
    <style:style style:name="T1" style:family="text">
      <style:text-properties fo:color="#ff3333"/>
    </style:style>
    <style:style style:name="T2" style:family="text">
      <style:text-properties officeooo:rsid="002909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bject是linux設備模型的基礎, 也是設備模型中很難理解的一部分(可參考Documentation/kobject.txt)</text:p>
      <text:p text:style-name="Standard"/>
      <text:p text:style-name="Standard"/>
      <text:p text:style-name="Standard"/>
      <text:p text:style-name="Standard">Linux設備模型的核心是使用Bus,Class,Device,Driver四個核心數據結構,將大量的,不同功能的硬件設備(以及驅動該硬件設備的方法),以樹狀結構的形式,進行歸納,抽象,從而方便kernel的統一管理</text:p>
      <text:p text:style-name="Standard"/>
      <text:p text:style-name="Standard">而硬件設備的數量,種類非常多,這就決定了kernel中將會有大量的有關設備模型的數據結構,這些 數據結構一定有一些共同的功能,需要抽象出來統一實現,否則就會不可避免的產生多餘的代碼, 這就是Kobject誕生的背景</text:p>
      <text:p text:style-name="Standard"/>
      <text:p text:style-name="Standard">Kobject主要提供如下功能:</text:p>
      <text:p text:style-name="Standard">1.通過parent指標,可以將所有Kobject層次結構的形式組合起來</text:p>
      <text:p text:style-name="Standard">2.使用一個引用計數(reference count),來記錄Kobject被引用的次數, 並自引用次數變為0時把他釋放(這是Kobject誕生時的為一功能)</text:p>
      <text:p text:style-name="Standard"/>
      <text:p text:style-name="Standard">3.和sysfs虛擬文件系統配合, 將一個Kobject及其特性, 以文件的形式,開放到用戶空間</text:p>
      <text:p text:style-name="Standard"/>
      <text:p text:style-name="Standard">note1:在linux中,Kobjec幾乎不會單獨存在, 他主要的功能,就是內嵌在一個大型的數據結構中,爲這個數據結構提供一些底層的功能實現.</text:p>
      <text:p text:style-name="Standard"/>
      <text:p text:style-name="Standard">nott2:linux driver開發者, 會很少直接使用Kobject以及他的接口, 而是使用建構在Kobject之上的模型設備接口.</text:p>
      <text:p text:style-name="Standard"/>
      <text:p text:style-name="Standard"/>
      <text:p text:style-name="Standard">Kobject代碼分析:</text:p>
      <text:p text:style-name="Standard">Kobject由兩個文件實現:</text:p>
      <text:p text:style-name="Standard">- include/linux/kobject.h</text:p>
      <text:p text:style-name="Standard">- lib/kobject.c</text:p>
      <text:p text:style-name="Standard"/>
      <text:p text:style-name="Standard">其中kobject.h爲Kobjec的頭文件, 包含所有的數據結構定義和接口聲明, kobjet.c爲核心功能的實現.</text:p>
      <text:p text:style-name="Standard"/>
      <text:p text:style-name="Standard"/>
      <text:p text:style-name="Standard">Kobject, Kset,Ktype三者之間的關係:</text:p>
      <text:p text:style-name="Standard">Kobject是基本樹去類型,每個Kobject都會在 /sys/ 文件系統中以目錄的形式出現.</text:p>
      <text:p text:style-name="Standard">Ktype爲Kobject(包含了Kobject的數據結構) 的<text:span text:style-name="T1">屬性操作集合</text:span>(由於通用性,多個Kobject可能共用同一個屬性操作集,因此把Ktype獨立出來).</text:p>
      <text:p text:style-name="Standard">note: 設備模型中, ktype的命名和解釋,都非常抽象.</text:p>
      <text:p text:style-name="Standard"/>
      <text:p text:style-name="Standard">Kset是一個特殊的Kobject(因此他也會在/sys/ 文件系統中以目錄的形式出現), 他用來集合相似的Kobjec(這些Kobject可以是相同屬性的, 也可以不同屬性的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Kobject原型:</text:p>
      <text:p text:style-name="Standard"/>
      <text:p text:style-name="P1">struct kobject {</text:p>
      <text:p text:style-name="P1"><text:s text:c="8"/>const char <text:s text:c="13"/><text:tab/>*name;</text:p>
      <text:p text:style-name="P1"><text:s text:c="8"/>struct list_head <text:s text:c="7"/><text:tab/>entry;</text:p>
      <text:p text:style-name="P1"><text:s text:c="8"/>struct kobject <text:s text:c="8"/><text:tab/>*parent;</text:p>
      <text:p text:style-name="P1"><text:s text:c="8"/>struct kset<text:tab/><text:tab/>*kset;</text:p>
      <text:p text:style-name="P1"><text:s text:c="8"/>struct kobj_type <text:s text:c="7"/><text:tab/>*ktype;</text:p>
      <text:p text:style-name="P1"><text:s text:c="8"/>struct sysfs_dirent <text:s text:c="4"/><text:tab/>*sd;</text:p>
      <text:p text:style-name="P1"><text:s text:c="8"/>struct kref <text:s text:c="12"/><text:tab/>kref;</text:p>
      <text:p text:style-name="P1"><text:s text:c="8"/>unsigned int <text:tab/><text:tab/>state_initialized:1;</text:p>
      <text:p text:style-name="P1"><text:s text:c="8"/>unsigned int <text:tab/><text:tab/>state_in_sysfs:1;</text:p>
      <text:p text:style-name="P1"><text:s text:c="8"/>unsigned int <text:tab/><text:tab/>state_add_uevent_sent:1;</text:p>
      <text:p text:style-name="P1"><text:s text:c="8"/>unsigned int <text:tab/><text:tab/>state_remove_uevent_sent:1;</text:p>
      <text:p text:style-name="P1"><text:s text:c="8"/>unsigned int <text:tab/><text:tab/>uevent_suppress:1;</text:p>
      <text:p text:style-name="P1">};</text:p>
      <text:p text:style-name="Standard"/>
      <text:p text:style-name="Standard"/>
      <text:p text:style-name="Standard">name: 該Kobject的名稱,同時也是sysfs中的目錄名稱. 由於kobjec添加到kernel時,需要根據名子註冊到sysfs中, 之後就不能再直接修改該字段, 如果需要修改Kobject的名子,需要調用kobject_rename接口,該接口會主動處理sysfs的相關事宜.</text:p>
      <text:p text:style-name="Standard"/>
      <text:p text:style-name="Standard">entry: 用於將Kobject加入到Kset中的list_head</text:p>
      <text:p text:style-name="Standard">parent: 指向parent kobjec,以此形成層次結構(sysfs就表現爲目錄結構)</text:p>
      <text:p text:style-name="Standard">kset: 該Kobject屬於的Kset, 可以爲NULL,如果存在, 且沒有指定parent,則會把Kset作為parent(Kset是一個特殊的Kobject)</text:p>
      <text:p text:style-name="Standard"/>
      <text:p text:style-name="Standard">ktype:該Kobject屬於的kobj_type, 每個Kobject必須有一個ktype, 或者kernel會提示錯誤</text:p>
      <text:p text:style-name="Standard"/>
      <text:p text:style-name="Standard">sd: 該Kobject在sysfs中的表示</text:p>
      <text:p text:style-name="Standard"/>
      <text:p text:style-name="Standard">kref: struct kref (include/linux/kref.h中定義 )變數,爲一個可用於atomic operation的reference counter.</text:p>
      <text:p text:style-name="Standard"/>
      <text:p text:style-name="Standard">state_initialized:表示此Kobject是否已經初始化, 在Kobject的init, Put,Add等操作時進行異常校驗. ???</text:p>
      <text:p text:style-name="Standard"/>
      <text:p text:style-name="Standard">state_init_sysfs: 指示該Kobject是否已經在sysfs中呈現,以便在自動註銷時從sysfs中移除.</text:p>
      <text:p text:style-name="Standard"/>
      <text:p text:style-name="Standard">state_add_uevent_sent/state_remove_uevent_sent: 紀錄是否已經向用戶空間發送ADD uevent,如果有, 且沒有發送remove uevent, 則在自動註銷時,補發REMOVE uevent, 以便讓用戶空間(user space)正確處理.</text:p>
      <text:p text:style-name="Standard"/>
      <text:p text:style-name="Standard">uevent_suppress: 如果設爲1,則忽略所有上報的uevent事件.</text:p>
      <text:p text:style-name="Standard"/>
      <text:p text:style-name="Standard">note: uevent提供了用戶空間(user space)通知的功能實現, 通過該功能, 當內核中有Kobject的增加,刪除,修改等動作時, 會通知用戶空間(user space)</text:p>
      <text:p text:style-name="Standard"/>
      <text:p text:style-name="Standard"/>
      <text:p text:style-name="Standard"><text:soft-page-break/>Kset 原型:</text:p>
      <text:p text:style-name="Standard"/>
      <text:p text:style-name="P2">struct kset {</text:p>
      <text:p text:style-name="P2"><text:s text:c="8"/>struct list_head list;</text:p>
      <text:p text:style-name="P2"><text:s text:c="8"/>spinlock_t list_lock;</text:p>
      <text:p text:style-name="P2"><text:s text:c="8"/>struct kobject kobj;</text:p>
      <text:p text:style-name="P2"><text:s text:c="8"/>const struct kset_uevent_ops *uevent_ops;</text:p>
      <text:p text:style-name="P2">};</text:p>
      <text:p text:style-name="Standard"/>
      <text:p text:style-name="Standard"/>
      <text:p text:style-name="Standard">list/list_lock: 用來保存此kset下所有的kobject鏈表. (kset是在kobject上層???)</text:p>
      <text:p text:style-name="Standard">kobj: 此kset自己的kobject(kset是一個特殊的kobject,也會在sysfs中以目錄的形式體現)</text:p>
      <text:p text:style-name="Standard"/>
      <text:p text:style-name="Standard">uevent_ops: kset的uevent操作函數集, 任何Kobject需要上報uevent時, 都需要調用他所從屬的kset的uevent_ops,添加環境變量,或者過濾event(kset可以決定哪些event可以上報). 因此,<text:span text:style-name="T1">如果一個kobject不屬於任何kset時,是不允許發送uevent的</text:span></text:p>
      <text:p text:style-name="P3"/>
      <text:p text:style-name="P3"/>
      <text:p text:style-name="P3">Ktype原型:</text:p>
      <text:p text:style-name="P4">struct kobj_type {</text:p>
      <text:p text:style-name="P4"><text:s text:c="8"/>void (*release)(struct kobject *kobj);</text:p>
      <text:p text:style-name="P4"><text:s text:c="8"/>const struct sysfs_ops *sysfs_ops;</text:p>
      <text:p text:style-name="P4"><text:s text:c="8"/>struct attribute **default_attrs;</text:p>
      <text:p text:style-name="P4"><text:s text:c="8"/>const struct kobj_ns_type_operations *(*child_ns_type)(struct kobject *kobj);</text:p>
      <text:p text:style-name="P4"><text:s text:c="8"/>const void *(*namespace)(struct kobject *kobj);</text:p>
      <text:p text:style-name="P4">};</text:p>
      <text:p text:style-name="P3"/>
      <text:p text:style-name="P3">release: callback函式,可將包含該種類型的kobject的數據結構的內存空間釋放</text:p>
      <text:p text:style-name="P3">sysfs_ops: 該種類型的kobjec的sysfs文件系統接口</text:p>
      <text:p text:style-name="P5">default_attrs:該種類型的kobject的attribute列表(就是sysfs文件系統中的一個文件), 將會在kobject添加到內核時,一併註冊到sysfs中</text:p>
      <text:p text:style-name="P3">child_ns_type/namespace:和文件系統(sysfs)的命名空間有關</text:p>
      <text:p text:style-name="P3"/>
      <text:p text:style-name="P3"/>
      <text:p text:style-name="P3">ktype和kobject機制:</text:p>
      <text:p text:style-name="P3"/>
      <text:p text:style-name="P3">kobject的核心功能是保持一個reference counter, 當該counter減為0時,自動釋放kobject所佔用的memory空間,就決定了kobject必須是動態分配的.</text:p>
      <text:p text:style-name="P3"/>
      <text:p text:style-name="P3">而kobject大多數的使用場景,是內嵌在大型數據結構中(如kset,device_driver...等), 因此這些大型的數據結構,也是必須是動態分配,動態釋放. <text:s/>而釋放的機制是什呢? 是內嵌的kobject釋放時跟著釋放. <text:s text:c="2"/>但kobject的釋放是由kobject模塊自動完成(在引數爲0時), <text:s/>那怎一並釋放包含自己的大型數據結構?</text:p>
      <text:p text:style-name="P3"/>
      <text:p text:style-name="P3">這時候ktype就派上用場了, ktype中的release回調函數負責釋放kobject(甚至包含kobject的數據結構)的內存空間, 那ktype及其內部函數是由誰實現? 是由上層數據結構所在的模塊, 因為只有他,才能清楚kobjec<text:soft-page-break/>嵌在那個數據結構中,並通過kobject指標以及自身數據結構類型,找到需要釋放的上層數據結構的指標, 然後釋放他.</text:p>
      <text:p text:style-name="P3"/>
      <text:p text:style-name="P3">所以,每一個內嵌kobject的數據結構, 例如 kset,device,device_driver...等,都要實現一個ktype,並定義其中的回調函數, 同理sysfs相關操作也一樣,必須經過ktype的中轉,因為sysfs看到的是kobjet,而真正的文件操作主體,是內嵌kobject的上層數據結構.</text:p>
      <text:p text:style-name="P3"/>
      <text:p text:style-name="P3">kobject是OO概念在linux kernel中的及至表現, 但C語言的優勢卻不在這裏,所以linux kernel必須要用比較巧妙的手段去實現.</text:p>
      <text:p text:style-name="P3"/>
      <text:p text:style-name="P3"/>
      <text:p text:style-name="P3"/>
      <text:p text:style-name="P3">//=================Kobject使用流程=====</text:p>
      <text:p text:style-name="P3"/>
      <text:p text:style-name="P3">Kobject大多數情況下會嵌在其它數據結構中使用,流程如下</text:p>
      <text:p text:style-name="P3"/>
      <text:p text:style-name="P3">1.定義一個struct kset類型的指標, 並在初始化時為他分配空間,添加到內核中</text:p>
      <text:p text:style-name="P3">2.根據實際情況,定義自己所需的數據結構原型,該數據結構中包含有kobject</text:p>
      <text:p text:style-name="P3">3.定義一個適合自己的ktype,並實現其中回調函數(callback function)</text:p>
      <text:p text:style-name="P3">4. 在需要使用到包含kobject的數據結構時,動態分配該數據結構,並分配kobject空間, 添加到內核中</text:p>
      <text:p text:style-name="P3">5.每一次引用數據結構時, 調用kobject_get接口 增加引用計數; 引用結束時,<text:span text:style-name="T1">調用kobject_put接口,減少引用計數</text:span></text:p>
      <text:p text:style-name="P3">6.當引用計數角少爲0時, kobject模塊調用ktype所提供的release接口,釋放上層數據結構以及kobject的內存空間</text:p>
      <text:p text:style-name="P3"/>
      <text:p text:style-name="P3">有一種例外, kobject不再嵌在其它數據結構中, 可以單獨使用, 這個例外就是: 開發者只需要在sysfs中創建一個目錄, 而不需要其他kset,ktype的操作, 這時可以直接調用kobject_create_and_add接口, 分配一個kobject結構並把他添加到kernel中.</text:p>
      <text:p text:style-name="P3"/>
      <text:p text:style-name="P3"/>
      <text:p text:style-name="P3">//=======kobject的分配和釋放=====</text:p>
      <text:p text:style-name="P3">kobject必須動態分配,不能靜態定義或位於堆疊之上, 他的分配方法有兩種.</text:p>
      <text:p text:style-name="P3"/>
      <text:p text:style-name="P3">1.通過kmalloc自行分配(一般是跟隨上層數據結構分配), 並在初始化後添加到kernel, 涉及如下接口:</text:p>
      <text:p text:style-name="P3"/>
      <text:p text:style-name="P3">/* include/linux/kobject.h */</text:p>
      <text:p text:style-name="P6">extern void kobject_init(struct kobject *kobj, struct kobj_type *ktype);</text:p>
      <text:p text:style-name="P6">extern __printf(3, 4) __must_check</text:p>
      <text:p text:style-name="P6">int kobject_add(struct kobject *kobj, struct kobject *parent,</text:p>
      <text:p text:style-name="P6"><text:s text:c="16"/>const char *fmt, ...);</text:p>
      <text:p text:style-name="P6">extern __printf(4, 5) __must_check</text:p>
      <text:p text:style-name="P6">int kobject_init_and_add(struct kobject *kobj,</text:p>
      <text:p text:style-name="P6"><text:s text:c="25"/>struct kobj_type *ktype, struct kobject *parent,</text:p>
      <text:p text:style-name="P6"><text:s text:c="25"/>const char *fmt, ...);</text:p>
      <text:p text:style-name="P3"/>
      <text:p text:style-name="P3"/>
      <text:p text:style-name="P3"><text:soft-page-break/>kobject_init: 初始化通過kmalloc等內存分配函數獲得的struct kobject指標, 主要執行的邏輯爲:</text:p>
      <text:p text:style-name="P3">- 確認kobj和ktype不爲空</text:p>
      <text:p text:style-name="P3">- 如果該指標已經初始化過(判斷kobj-&gt;state_initialized), 打印錯誤提示及堆疊信息（但不是致命錯誤,所以還可以繼續）</text:p>
      <text:p text:style-name="P3">-初始化kobj內部參數,包括引用計數,list,各種標誌...等</text:p>
      <text:p text:style-name="P3">-根據輸入參數,將ktype指標賦予kobj→ktype</text:p>
      <text:p text:style-name="P3"/>
      <text:p text:style-name="P3">kobject_add: 將初始化完成的kobject添加到kernel中, 參數包括需要添加的kobject, 該kobject的parent(用於形成層次結構,可以爲空), 用於提供kobject name的格式化字串, 主要的執行邏輯爲:</text:p>
      <text:p text:style-name="P3">-確認kobj不爲空,確認kobj已經初始化,否則錯誤退出</text:p>
      <text:p text:style-name="P3">-調用<text:span text:style-name="T1">內部接口kobject_add_varg</text:span>,完成添加操作</text:p>
      <text:p text:style-name="P3"/>
      <text:p text:style-name="P3">kobject_init_and_add: 是上面兩個接口的組合.</text:p>
      <text:p text:style-name="P3"/>
      <text:p text:style-name="P3"/>
      <text:p text:style-name="P3">內部接口 kobject_add_varg,解析格式化字串, 將結果賦予kobj-&gt;name, 之後調用kobject_add_internal完成真正的添加操作.</text:p>
      <text:p text:style-name="P3"/>
      <text:p text:style-name="P3">kobject_add_internal, 將kobjectt添加到kernel, 主要執行邏輯爲:</text:p>
      <text:p text:style-name="P3">-校驗kobj以及kobj-&gt;name的合法性, 若不合法打印錯誤信息並退出</text:p>
      <text:p text:style-name="P3">-調用kobject_get增加該kobject的parent的引用計數(如果存在parent的話)</text:p>
      <text:p text:style-name="P3">-如果存在kset(即kobj-&gt;kset不爲空), 則調用kobj_kset_join接口加入kset, 同時,如果該kobject沒有parent,卻存在kset,則將他的parent設爲kset(kset是一個特殊的kobjec),並增加kset的引用計數</text:p>
      <text:p text:style-name="P3">-通過create_dir接口,調用sysfs的相關接口,在sysfs下創建該kobject對應目錄</text:p>
      <text:p text:style-name="P3">-如果創建失敗,執行後續的回捆操作,否則將kobj-&gt;state_in_sysfs置爲1</text:p>
      <text:p text:style-name="P3"/>
      <text:p text:style-name="P3">kobj_kset_join:負責將kobj加入到對應的kset鏈表中.</text:p>
      <text:p text:style-name="P3"/>
      <text:p text:style-name="P3">這種方式分配kobject,會在引用計數變為0時,由kobject_put調用其ktype的release接口,釋放內存空間,具體可參考kobject_put的內容</text:p>
      <text:p text:style-name="P3"/>
      <text:p text:style-name="P3"/>
      <text:p text:style-name="P3">2.使用kobject_create創建</text:p>
      <text:p text:style-name="P3">kobject模塊可以使用kobject_create自行分配空間,並內置一個ktype(dynamic_kobj_ktype),用於計數爲0時釋放空間.</text:p>
      <text:p text:style-name="P3">/* <text:s/>include/linux/kobject.h <text:s/>*/</text:p>
      <text:p text:style-name="P7">extern struct kobject * __must_check kobject_create(void);</text:p>
      <text:p text:style-name="P7">extern struct kobject * __must_check kobject_create_and_add(const char *name,</text:p>
      <text:p text:style-name="P7"><text:s text:c="48"/>struct kobject *parent);</text:p>
      <text:p text:style-name="P7"/>
      <text:p text:style-name="P7"/>
      <text:p text:style-name="P7">static void dynamic_kobj_release(struct kobject *kobj)</text:p>
      <text:p text:style-name="P7">{</text:p>
      <text:p text:style-name="P7"><text:s text:c="8"/>pr_debug("kobject: (%p): %s\n", kobj, __func__);</text:p>
      <text:p text:style-name="P7"><text:s text:c="8"/>kfree(kobj);</text:p>
      <text:p text:style-name="P7"><text:soft-page-break/>}</text:p>
      <text:p text:style-name="P7"/>
      <text:p text:style-name="P7">static struct kobj_type dynamic_kobj_ktype = {</text:p>
      <text:p text:style-name="P7"><text:s text:c="8"/>.release <text:s text:c="7"/>= dynamic_kobj_release,</text:p>
      <text:p text:style-name="P7"><text:s text:c="8"/>.sysfs_ops <text:s text:c="5"/>= &amp;kobj_sysfs_ops,</text:p>
      <text:p text:style-name="P7">};</text:p>
      <text:p text:style-name="P7"/>
      <text:p text:style-name="P7">kobject_create: 該接口爲kobj分配內存空間, 並以dynamic_kobj_ktype爲參數,調用kobjet_init接口,完成後續的初始化操作</text:p>
      <text:p text:style-name="P7">kobject_create_and_add: 是kobject_create和kobject_add的組合</text:p>
      <text:p text:style-name="P7">dynamic_kobj_release:直接調用kfree釋放kobj空間</text:p>
      <text:p text:style-name="P7"/>
      <text:p text:style-name="P7"/>
      <text:p text:style-name="P7">//======kobject引用計數的修改=====</text:p>
      <text:p text:style-name="P7"/>
      <text:p text:style-name="P7">通過kobject_get和kobject_put可以修改kobject的引用計數, 並在計數爲0時,調用ktype的release接口,釋放佔用空間</text:p>
      <text:p text:style-name="P7"/>
      <text:p text:style-name="P7">/* <text:s text:c="2"/>include/linux/kobject.h */</text:p>
      <text:p text:style-name="P8">extern struct kobject *kobject_get(struct kobject *kobj);</text:p>
      <text:p text:style-name="P8">extern void kobject_put(struct kobject *kobj);</text:p>
      <text:p text:style-name="P8"/>
      <text:p text:style-name="P8">kobject_get: 調用kref_get,增加引用計數</text:p>
      <text:p text:style-name="P8">kobject_put: 以內部接口kobject_release爲參數,調用kref_put. kref模塊會在引用計數爲0時調用kobject_release.</text:p>
      <text:p text:style-name="P8"/>
      <text:p text:style-name="P8">內部接:</text:p>
      <text:p text:style-name="P8">kobject_release: 通過kref結構,獲取kobject指標,並調用kobject_cleanup接口繼續</text:p>
      <text:p text:style-name="P8">kobject_cleanup:負責釋放kobject佔用的空間, 主要的邏輯如下;</text:p>
      <text:p text:style-name="P8">-檢查該kobject是否有ktype,如果沒有,則打印警告信息</text:p>
      <text:p text:style-name="P8">-如果該kobject向用戶空間發送了ADD uevent但沒有發送REMOVE uevent, 補發REMOVE uevent</text:p>
      <text:p text:style-name="P8">-如果該kobject有在sysfs文件系統註冊,調用kobject_del接口,刪除他在sysfs中的註冊</text:p>
      <text:p text:style-name="P8">-調用該kobject的ktype的release接口,釋放內存空間</text:p>
      <text:p text:style-name="P8">-釋放該kobject的name所佔的內存空間</text:p>
      <text:p text:style-name="P8"/>
      <text:p text:style-name="P8">//======kset的初始化,註冊=====</text:p>
      <text:p text:style-name="P8">kset是一個特殊的kobject,因此其初始化,註冊等操作也會調用kobject的相關接口, 另外和kobject一樣,kset的內存分配,可以由上層軟件通過kmalloc自行分配也可以由kobject模塊負責分配,具體如下</text:p>
      <text:p text:style-name="P8"/>
      <text:p text:style-name="P8"/>
      <text:p text:style-name="P8">/* include/linux/kobject.h */</text:p>
      <text:p text:style-name="P10">extern void kset_init(struct kset *kset);</text:p>
      <text:p text:style-name="P10">extern int __must_check kset_register(struct kset *kset);</text:p>
      <text:p text:style-name="P10">extern void kset_unregister(struct kset *kset);</text:p>
      <text:p text:style-name="P10">extern struct kset * __must_check kset_create_and_add(const char *name,</text:p>
      <text:p text:style-name="P10"><text:s text:c="48"/>const struct kset_uevent_ops *u,</text:p>
      <text:p text:style-name="P10"><text:soft-page-break/><text:s text:c="48"/>struct kobject *parent_kobj);</text:p>
      <text:p text:style-name="P10"/>
      <text:p text:style-name="P10"/>
      <text:p text:style-name="P10">kset_init:該接口用於初始化以分配的kset,主要包括調用kobject_init_internal初始化其kobjec,然後初始化kset的鏈表, 需要注意的是, 如果使用此接口,上層軟件必須提供該kset中的kobject的ktype</text:p>
      <text:p text:style-name="P10"/>
      <text:p text:style-name="P10">kset_register: 先調用kset_init,然後調用kobject_add_internal將其kobject添加到kernel.</text:p>
      <text:p text:style-name="P10">kset_unregister: 直接調用kobject_put釋放其kobject, 當其kobject的引用計數爲0時, 即調用ktype的release接口釋放kset的空間</text:p>
      <text:p text:style-name="P10">kset_create_and_add: c會調用內部接口kset_create動態創建一個kset,並調用kset_register將其註冊到kernel</text:p>
      <text:p text:style-name="P10"/>
      <text:p text:style-name="P10">內部接口:</text:p>
      <text:p text:style-name="P10">kset_create: 該解口使用kzalloc分配一個kset空間, 並定義一個kset_ktype類型的ktype, (ktype)用於釋放所有由他分配的kset空間</text:p>
      <text:p text:style-name="P8"/>
      <text:p text:style-name="P8"/>
      <text:p text:style-name="P11"/>
      <text:p text:style-name="P8">//=====sysfs路徑=====</text:p>
      <text:p text:style-name="P9">在root路徑下的 sys資料夾 底下的檔案，<text:span text:style-name="T2">driver註冊之後的內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1:27:23.292223702</meta:creation-date>
    <meta:generator>LibreOffice/5.1.6.2.0$Linux_X86_64 LibreOffice_project/10$Build-2</meta:generator>
    <dc:date>2020-01-25T18:19:41.044241549</dc:date>
    <meta:editing-duration>PT1H38M12S</meta:editing-duration>
    <meta:editing-cycles>14</meta:editing-cycles>
    <meta:document-statistic meta:table-count="0" meta:image-count="0" meta:object-count="0" meta:page-count="7" meta:paragraph-count="163" meta:word-count="3490" meta:character-count="8590" meta:non-whitespace-character-count="7774"/>
  </office:meta>
</office:document-meta>
</file>